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6" table:default-cell-style-name="ce3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Combat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ciati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Ataqu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en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upervivencia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upervivenc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rovisar armas/trampa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Buscar item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apacidad de carga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strategicos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Puntos de acci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d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ni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10/10/2015</text:date>, <text:time>00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5M29S</meta:editing-duration>
    <meta:editing-cycles>3</meta:editing-cycles>
    <meta:generator>OpenOffice/4.1.1$Win32 OpenOffice.org_project/411m6$Build-9775</meta:generator>
    <dc:date>2015-10-10T00:48:31.97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